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-Connexion standard Google/FB</text:p>
      <text:p text:style-name="P1">-Verif mail</text:p>
      <text:p text:style-name="P1"/>
      <text:p text:style-name="P1">-Offrir cartes a 1ere co</text:p>
      <text:p text:style-name="P1">-Systeme cadeau connexion quotidienne</text:p>
      <text:p text:style-name="P1"/>
      <text:p text:style-name="P1">-Ajout d’amis</text:p>
      <text:p text:style-name="P1">-Soumettre échange même hors ligne </text:p>
      <text:p text:style-name="P1"/>
      <text:p text:style-name="P1">-Affichage liste Pokemon avec filtres</text:p>
      <text:p text:style-name="P1">-Details du pokemon</text:p>
      <text:p text:style-name="P1"/>
      <text:p text:style-name="P1">-Boutique ?—&gt;achat de cartes via point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